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031abd" officeooo:paragraph-rsid="00031abd"/>
    </style:style>
    <style:style style:name="P2" style:family="paragraph" style:parent-style-name="Standard">
      <style:text-properties style:font-name="Consolas" style:text-underline-style="solid" style:text-underline-width="auto" style:text-underline-color="font-color" officeooo:rsid="00031abd" officeooo:paragraph-rsid="00031abd"/>
    </style:style>
    <style:style style:name="P3" style:family="paragraph" style:parent-style-name="Standard">
      <style:text-properties style:font-name="Consolas" fo:font-weight="bold" officeooo:rsid="00031abd" officeooo:paragraph-rsid="00031ab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Consolas" fo:font-weight="bold" officeooo:rsid="00031abd" officeooo:paragraph-rsid="00031abd" style:font-weight-asian="bold" style:font-weight-complex="bold"/>
    </style:style>
    <style:style style:name="T1" style:family="text">
      <style:text-properties officeooo:rsid="00044a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7/11/2023 - <text:span text:style-name="T1">monday</text:span></text:p>
      <text:p text:style-name="P4">Morning:</text:p>
      <text:p text:style-name="P3"/>
      <text:p text:style-name="P1">Me (Guðni) and Riko met up at our huuuge table, and we got to know each other. We started working on the class diagram, the use cases and the requirement list. </text:p>
      <text:p text:style-name="P1">We also set up a simple github repo.<text:line-break/>Our <text:s/>main task was simply to get our head around the project at han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11-27T13:46:11.446000000</dc:date>
    <meta:editing-duration>PT6M53S</meta:editing-duration>
    <meta:editing-cycles>1</meta:editing-cycles>
    <meta:document-statistic meta:table-count="0" meta:image-count="0" meta:object-count="0" meta:page-count="1" meta:paragraph-count="4" meta:word-count="57" meta:character-count="293" meta:non-whitespace-character-count="238"/>
  </office:meta>
</office:document-meta>
</file>